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3.0354in"/>
    </style:style>
    <style:style style:name="co3" style:family="table-column">
      <style:table-column-properties fo:break-before="auto" style:column-width="3.488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4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8000" fo:border="0.74pt solid #00000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start" fo:margin-left="0in"/>
    </style:style>
    <style:style style:name="ce21" style:family="table-cell" style:parent-style-name="Default">
      <style:table-cell-properties fo:background-color="#ff8000" fo:border="0.74pt solid #000000" style:vertical-align="middle"/>
    </style:style>
    <style:style style:name="ce18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start" fo:margin-left="0in"/>
    </style:style>
    <style:style style:name="ce22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start" fo:margin-left="0in"/>
    </style:style>
    <style:style style:name="ce19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3"/>
        <table:table-column table:style-name="co3" table:default-cell-style-name="ce23"/>
        <table:table-column table:style-name="co4" table:default-cell-style-name="ce24"/>
        <table:table-column table:style-name="co4" table:number-columns-repeated="1020" table:default-cell-style-name="ce11"/>
        <table:table-row table:style-name="ro1">
          <table:table-cell table:style-name="ce2" office:value-type="string" calcext:value-type="string">
            <text:p>keys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uk</text:p>
          </table:table-cell>
          <table:table-cell table:style-name="ce2" office:value-type="string" calcext:value-type="string">
            <text:p>categry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DEBUG</text:p>
          </table:table-cell>
          <table:table-cell table:style-name="ce20" office:value-type="string" calcext:value-type="string">
            <text:p>Debug</text:p>
          </table:table-cell>
          <table:table-cell table:style-name="ce20" office:value-type="string" calcext:value-type="string">
            <text:p>Налагодження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DESKTOP_GUI</text:p>
          </table:table-cell>
          <table:table-cell table:style-name="ce20" office:value-type="string" calcext:value-type="string">
            <text:p>Desktop GUI</text:p>
          </table:table-cell>
          <table:table-cell table:style-name="ce20" office:value-type="string" calcext:value-type="string">
            <text:p>Комп'ютерний ГІК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4" office:value-type="string" calcext:value-type="string">
            <text:p>BUTTON_INFO</text:p>
          </table:table-cell>
          <table:table-cell table:style-name="ce21" office:value-type="string" calcext:value-type="string">
            <text:p>Info</text:p>
          </table:table-cell>
          <table:table-cell table:style-name="ce21" office:value-type="string" calcext:value-type="string">
            <text:p>Інформація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4" office:value-type="string" calcext:value-type="string">
            <text:p>BUTTON_OPTIONS_AUDIO</text:p>
          </table:table-cell>
          <table:table-cell table:style-name="ce20" office:value-type="string" calcext:value-type="string">
            <text:p>Options audio</text:p>
          </table:table-cell>
          <table:table-cell table:style-name="ce20" office:value-type="string" calcext:value-type="string">
            <text:p><text:span text:style-name="T1">Опції</text:span> звуку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OPTIONS_GENERAL</text:p>
          </table:table-cell>
          <table:table-cell table:style-name="ce20" office:value-type="string" calcext:value-type="string">
            <text:p>Options general</text:p>
          </table:table-cell>
          <table:table-cell table:style-name="ce20" office:value-type="string" calcext:value-type="string">
            <text:p><text:span text:style-name="T1">Опції</text:span> загальні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OPTIONS_GRAPHIC</text:p>
          </table:table-cell>
          <table:table-cell table:style-name="ce20" office:value-type="string" calcext:value-type="string">
            <text:p>Options graphic</text:p>
          </table:table-cell>
          <table:table-cell table:style-name="ce20" office:value-type="string" calcext:value-type="string">
            <text:p>Опції графік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QUIT</text:p>
          </table:table-cell>
          <table:table-cell table:style-name="ce20" office:value-type="string" calcext:value-type="string">
            <text:p>Quit</text:p>
          </table:table-cell>
          <table:table-cell table:style-name="ce20" office:value-type="string" calcext:value-type="string">
            <text:p>Вий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RESUME</text:p>
          </table:table-cell>
          <table:table-cell table:style-name="ce20" office:value-type="string" calcext:value-type="string">
            <text:p>Resume</text:p>
          </table:table-cell>
          <table:table-cell table:style-name="ce20" office:value-type="string" calcext:value-type="string">
            <text:p>Продовжи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START</text:p>
          </table:table-cell>
          <table:table-cell table:style-name="ce20" office:value-type="string" calcext:value-type="string">
            <text:p>New game</text:p>
          </table:table-cell>
          <table:table-cell table:style-name="ce20" office:value-type="string" calcext:value-type="string">
            <text:p>Нова гра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START_CONFIRM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Розпоча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TOUCH_GUI</text:p>
          </table:table-cell>
          <table:table-cell table:style-name="ce20" office:value-type="string" calcext:value-type="string">
            <text:p>Touchscreen GUI</text:p>
          </table:table-cell>
          <table:table-cell table:style-name="ce20" office:value-type="string" calcext:value-type="string">
            <text:p>Сенсорний ГІК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TOUCH_SWAP_CONTROLS</text:p>
          </table:table-cell>
          <table:table-cell table:style-name="ce20" office:value-type="string" calcext:value-type="string">
            <text:p>Swap touch controls position</text:p>
          </table:table-cell>
          <table:table-cell table:style-name="ce20" office:value-type="string" calcext:value-type="string">
            <text:p>Змінити положення контролерів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4</text:p>
          </table:table-cell>
          <table:table-cell table:style-name="ce18" office:value-type="string" calcext:value-type="string">
            <text:p>Absolute units:</text:p>
            <text:p>* Size: 6.63e+08 m</text:p>
            <text:p>* Mass: 7.34e+29 kg</text:p>
            <text:p>* Temperature: 3333 K</text:p>
            <text:p>* Luminosity: 9.67e+24 W</text:p>
            <text:p/>
            <text:p>Sun-relative units:</text:p>
            <text:p>* Size: 0.477 D</text:p>
            <text:p>* Mass: 0.369 M</text:p>
            <text:p>* Temperature: 0.58 T</text:p>
            <text:p>* Luminosity: 0.025 L</text:p>
            <text:p/>
            <text:p>Spectral data:</text:p>
            <text:p>* Type: M2</text:p>
            <text:p>* Peak wavelength: 869.0 nm</text:p>
            <text:p>* Peak wavelength type: near IR</text:p>
          </table:table-cell>
          <table:table-cell table:style-name="ce18" office:value-type="string" calcext:value-type="string">
            <text:p>Абсолютні величини:</text:p>
            <text:p>* Розмір: 6.63e+08 м</text:p>
            <text:p>* Маса: 7.34e+29 кг</text:p>
            <text:p>* Температура: 3333 К</text:p>
            <text:p>* Світність: 9.67e+24 Вт</text:p>
            <text:p/>
            <text:p>Величини відносно Сонця:</text:p>
            <text:p>* Розмір: 0.477 D</text:p>
            <text:p>* Маса: 0.369 M</text:p>
            <text:p>* Температура: 0.58 T</text:p>
            <text:p>* Світність: 0.025 L</text:p>
            <text:p/>
            <text:p>Спектральні дані:</text:p>
            <text:p>* Тип: M2</text:p>
            <text:p>* Пікова довжина хвилі: 869.0 нм</text:p>
            <text:p>* Тип пікового випромінювання: near IR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4_PLANET_0</text:p>
          </table:table-cell>
          <table:table-cell table:style-name="ce18" office:value-type="string" calcext:value-type="string">
            <text:p>Planet type: very hot sub dwarf</text:p>
            <text:p/>
            <text:p>Absolute units:</text:p>
            <text:p>* Size: 6.06e+05 m</text:p>
            <text:p>* Mass: 1.13e+20 kg</text:p>
            <text:p>* Temperature: 957.28 K</text:p>
            <text:p>* Orbit semi-major axis: 4.02e+09 m</text:p>
            <text:p/>
            <text:p>Earth-relative units:</text:p>
            <text:p>* Size: 0.048 D</text:p>
            <text:p>* Mass: 2e-05 M</text:p>
            <text:p>* Temperature: 684.13 C</text:p>
            <text:p>* Orbit semi-major axis: 0.027 AU</text:p>
          </table:table-cell>
          <table:table-cell table:style-name="ce18" office:value-type="string" calcext:value-type="string">
            <text:p>Тип планети: дуже гаряча субкарликова планета</text:p>
            <text:p/>
            <text:p>Абсолютні величини:</text:p>
            <text:p>* Розмір: 6.06e+05 м</text:p>
            <text:p>* Маса: 1.13e+20 кг</text:p>
            <text:p>* Температура: 957.28 К</text:p>
            <text:p>* Велика піввісь орбіти: 4.02e+09 м</text:p>
            <text:p/>
            <text:p>Величини відносно Землі:</text:p>
            <text:p>* Розмір: 0.048 D</text:p>
            <text:p>* Маса: 2e-05 M</text:p>
            <text:p>* Температура: 684.13 C</text:p>
            <text:p>* Велика піввісь орбіти: 0.027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4_PLANET_1</text:p>
          </table:table-cell>
          <table:table-cell table:style-name="ce18" office:value-type="string" calcext:value-type="string">
            <text:p>Planet type: hot dwarf</text:p>
            <text:p/>
            <text:p>Absolute units:</text:p>
            <text:p>* Size: 9.47e+05 m</text:p>
            <text:p>* Mass: 5.52e+20 kg</text:p>
            <text:p>* Temperature: 676.9 K</text:p>
            <text:p>* Orbit semi-major axis: 8.04e+09 m</text:p>
            <text:p/>
            <text:p>Earth-relative units:</text:p>
            <text:p>* Size: 0.074 D</text:p>
            <text:p>* Mass: 9e-05 M</text:p>
            <text:p>* Temperature: 403.75 C</text:p>
            <text:p>* Orbit semi-major axis: 0.054 AU</text:p>
          </table:table-cell>
          <table:table-cell table:style-name="ce18" office:value-type="string" calcext:value-type="string">
            <text:p>Тип планети: гаряча карликова планета</text:p>
            <text:p/>
            <text:p>Абсолютні величини:</text:p>
            <text:p>* Розмір: 9.47e+05 м</text:p>
            <text:p>* Маса: 5.52e+20 кг</text:p>
            <text:p>* Температура: 676.9 К</text:p>
            <text:p>* Велика піввісь орбіти: 8.04e+09 м</text:p>
            <text:p/>
            <text:p>Величини відносно Землі:</text:p>
            <text:p>* Розмір: 0.074 D</text:p>
            <text:p>* Маса: 9e-05 M</text:p>
            <text:p>* Температура: 403.75 C</text:p>
            <text:p>* Велика піввісь орбіти: 0.054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4_SYSTEM</text:p>
          </table:table-cell>
          <table:table-cell table:style-name="ce18" office:value-type="string" calcext:value-type="string">
            <text:p>Temperature zone data by main star:</text:p>
            <text:p>* Mineral melting line: &lt; 0.012 AU</text:p>
            <text:p>* Hot zone   :   0.012 ... 0.032 AU</text:p>
            <text:p>* Warm zone  :   0.032 ... 0.111 AU</text:p>
            <text:p>* Temp. zone :   0.111 ... 0.157 AU</text:p>
            <text:p>* Cold zone  :   0.157 ... 0.45 AU</text:p>
            <text:p>* Frost line : &gt; 0.45 AU</text:p>
          </table:table-cell>
          <table:table-cell table:style-name="ce18" office:value-type="string" calcext:value-type="string">
            <text:p>Дані температурного зонування відносно основної зірки:</text:p>
            <text:p>* Межа плавлення мінералів: &lt; 0.012 а.о.</text:p>
            <text:p>* Гаряча зона  :   0.012 ... 0.032 а.о.</text:p>
            <text:p>* Тепла зона   :   0.032 ... 0.111 а.о.</text:p>
            <text:p>* Помірна зона :   0.111 ... 0.157 а.о.</text:p>
            <text:p>* Холодна зона :   0.157 ... 0.239 а.о.</text:p>
            <text:p>* Межа кригоутворення : &gt; 0.45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A7_1</text:p>
          </table:table-cell>
          <table:table-cell table:style-name="ce18" office:value-type="string" calcext:value-type="string">
            <text:p>Absolute units:</text:p>
            <text:p>* Size: 2.01e+09 m</text:p>
            <text:p>* Temperature: 8184 K</text:p>
            <text:p>* Luminosity: 3.22e+27 W</text:p>
            <text:p/>
            <text:p>Sun units:</text:p>
            <text:p>* Size: 1.445 D</text:p>
            <text:p>* Temperature: 1.42 T</text:p>
            <text:p>* Luminosity: 8.43 L</text:p>
            <text:p/>
            <text:p>Spectral data:</text:p>
            <text:p>* Type: A7</text:p>
            <text:p>* Peak wavelength: 354.0 nm</text:p>
            <text:p>* Peak wavelength type: near UV</text:p>
            <text:p/>
            <text:p>Temperature zone data:</text:p>
            <text:p>* Mineral melting line: &lt; 0.226 AU</text:p>
            <text:p>* Hot zone   :   0.226 ... 0.581 AU</text:p>
            <text:p>* Warm zone  :   0.581 ... 2.024 AU</text:p>
            <text:p>* Temp. zone :   2.024 ... 2.863 AU</text:p>
            <text:p>* Cold zone  :   2.863 ... 8.215 AU</text:p>
            <text:p>* Frost line : &gt; 8.215 AU</text:p>
          </table:table-cell>
          <table:table-cell table:style-name="ce18" office:value-type="string" calcext:value-type="string">
            <text:p>Абсолютні величини:</text:p>
            <text:p>* Розмір: 2.01e+09 м</text:p>
            <text:p>* Температура: 8184 К</text:p>
            <text:p>* Світність: 3.22e+27 Вт</text:p>
            <text:p/>
            <text:p>Відносно Сонця:</text:p>
            <text:p>* Розмір: 1.445 D</text:p>
            <text:p>* Температура: 1.42 T</text:p>
            <text:p>* Світність: 8.43 L</text:p>
            <text:p/>
            <text:p>Спектральні дані:</text:p>
            <text:p>* Тип: A7</text:p>
            <text:p>* Пікова довжина хвилі: 354.0 нм</text:p>
            <text:p>* Тип пікового випромінювання: near UV</text:p>
            <text:p/>
            <text:p>Дані температурного зонування:</text:p>
            <text:p>* Межа плавлення мінералів: &lt; 0.226 а.о.</text:p>
            <text:p>* Гаряча зона  :   0.226 ... 0.581 а.о.</text:p>
            <text:p>* Тепла зона   :   0.581 ... 2.024 а.о.</text:p>
            <text:p>* Помірна зона :   2.024 ... 2.863 а.о.</text:p>
            <text:p>* Холодна зона :   2.863 ... 4.373 а.о.</text:p>
            <text:p>* Межа кригоутворення : &gt; 8.215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A7_1_SYSTEM</text:p>
          </table:table-cell>
          <table:table-cell table:style-name="ce18" office:value-type="string" calcext:value-type="string">
            <text:p>A planetary system around the Equberan A star.</text:p>
          </table:table-cell>
          <table:table-cell table:style-name="ce18" office:value-type="string" calcext:value-type="string">
            <text:p>Планетарна система зірки Екуберан А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B7_0</text:p>
          </table:table-cell>
          <table:table-cell table:style-name="ce18" office:value-type="string" calcext:value-type="string">
            <text:p>Absolute units:</text:p>
            <text:p>* Size: 6.32e+09 m</text:p>
            <text:p>* Temperature: 15669 K</text:p>
            <text:p>* Luminosity: 4.29e+29 W</text:p>
            <text:p/>
            <text:p>Sun units:</text:p>
            <text:p>* Size: 4.547 D</text:p>
            <text:p>* Temperature: 2.71 T</text:p>
            <text:p>* Luminosity: 1121 L</text:p>
            <text:p/>
            <text:p>Spectral data:</text:p>
            <text:p>* Type: B7</text:p>
            <text:p>* Peak wavelength: 185.0 nm</text:p>
            <text:p>* Peak wavelength type: far UV</text:p>
            <text:p/>
            <text:p>Temperature zone data:</text:p>
            <text:p>* Mineral melting line: &lt; 2.604 AU</text:p>
            <text:p>* Hot zone   :   2.604 ... 6.699 AU</text:p>
            <text:p>* Warm zone  :   6.699 ... 23.343 AU</text:p>
            <text:p>* Temp. zone :   23.343 ... 33.012 AU</text:p>
            <text:p>* Cold zone  :   33.012 ... 94.737 AU</text:p>
            <text:p>* Frost line : &gt; 94.737 AU</text:p>
          </table:table-cell>
          <table:table-cell table:style-name="ce18" office:value-type="string" calcext:value-type="string">
            <text:p>Абсолютні величини:</text:p>
            <text:p>* Розмір: 6.32e+09 м</text:p>
            <text:p>* Температура: 15669 К</text:p>
            <text:p>* Світність: 4.29e+29 Вт</text:p>
            <text:p/>
            <text:p>Відносно Сонця:</text:p>
            <text:p>* Розмір: 4.547 D</text:p>
            <text:p>* Температура: 2.71 T</text:p>
            <text:p>* Світність: 1121 L</text:p>
            <text:p/>
            <text:p>Спектральні дані:</text:p>
            <text:p>* Тип: B7</text:p>
            <text:p>* Пікова довжина хвилі: 185.0 нм</text:p>
            <text:p>* Тип пікового випромінювання: far UV</text:p>
            <text:p/>
            <text:p>Дані температурного зонування:</text:p>
            <text:p>* Межа плавлення мінералів: &lt; 2.604 а.о.</text:p>
            <text:p>* Гаряча зона  :   2.604 ... 6.699 а.о.</text:p>
            <text:p>* Тепла зона   :   6.699 ... 23.343 а.о.</text:p>
            <text:p>* Помірна зона :   23.343 ... 33.012 а.о.</text:p>
            <text:p>* Холодна зона :   33.012 ... 50.427 а.о.</text:p>
            <text:p>* Межа кригоутворення : &gt; 94.737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B7_0_PLANET_0</text:p>
          </table:table-cell>
          <table:table-cell table:style-name="ce18" office:value-type="string" calcext:value-type="string">
            <text:p>Gas giant in Victory planetary system.</text:p>
          </table:table-cell>
          <table:table-cell table:style-name="ce18" office:value-type="string" calcext:value-type="string">
            <text:p>Газовий гігант у планетарній системі Вікторі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B7_0_SYSTEM</text:p>
          </table:table-cell>
          <table:table-cell table:style-name="ce18" office:value-type="string" calcext:value-type="string">
            <text:p>A planetary system around the Victory A star.</text:p>
          </table:table-cell>
          <table:table-cell table:style-name="ce18" office:value-type="string" calcext:value-type="string">
            <text:p>Планетарна система зірки Вікторі А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G8_0_1</text:p>
          </table:table-cell>
          <table:table-cell table:style-name="ce18" office:value-type="string" calcext:value-type="string">
            <text:p>Absolute units:</text:p>
            <text:p>* Size: 1.45e+09 m</text:p>
            <text:p>* Temperature: 5313 K</text:p>
            <text:p>* Luminosity: 3.00e+26 W</text:p>
            <text:p/>
            <text:p>Sun units:</text:p>
            <text:p>* Size: 1.045 D</text:p>
            <text:p>* Temperature: 0.92 T</text:p>
            <text:p>* Luminosity: 0.783 L</text:p>
            <text:p/>
            <text:p>Spectral data:</text:p>
            <text:p>* Type: G8</text:p>
            <text:p>* Peak wavelength: 545.0 nm</text:p>
            <text:p>* Peak wavelength type: visible</text:p>
            <text:p/>
            <text:p>Temperature zone data:</text:p>
            <text:p>* Mineral melting line: &lt; 0.069 AU</text:p>
            <text:p>* Hot zone   :   0.069 ... 0.177 AU</text:p>
            <text:p>* Warm zone  :   0.177 ... 0.617 AU</text:p>
            <text:p>* Temp. zone :   0.617 ... 0.873 AU</text:p>
            <text:p>* Cold zone  :   0.873 ... 2.504 AU</text:p>
            <text:p>* Frost line : &gt; 2.504 AU</text:p>
          </table:table-cell>
          <table:table-cell table:style-name="ce18" office:value-type="string" calcext:value-type="string">
            <text:p>Абсолютні величини:</text:p>
            <text:p>* Розмір: 1.45e+09 м</text:p>
            <text:p>* Температура: 5313 К</text:p>
            <text:p>* Світність: 3.00e+26 Вт</text:p>
            <text:p/>
            <text:p>Відносно Сонця:</text:p>
            <text:p>* Розмір: 1.045 D</text:p>
            <text:p>* Температура: 0.92 T</text:p>
            <text:p>* Світність: 0.783 L</text:p>
            <text:p/>
            <text:p>Спектральні дані:</text:p>
            <text:p>* Тип: G8</text:p>
            <text:p>* Пікова довжина хвилі: 545.0 нм</text:p>
            <text:p>* Тип пікового випромінювання: visible</text:p>
            <text:p/>
            <text:p>Дані температурного зонування:</text:p>
            <text:p>* Межа плавлення мінералів: &lt; 0.069 а.о.</text:p>
            <text:p>* Гаряча зона  :   0.069 ... 0.177 а.о.</text:p>
            <text:p>* Тепла зона   :   0.177 ... 0.617 а.о.</text:p>
            <text:p>* Помірна зона :   0.617 ... 0.873 а.о.</text:p>
            <text:p>* Холодна зона :   0.873 ... 1.333 а.о.</text:p>
            <text:p>* Межа кригоутворення : &gt; 2.504 а.о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MAIN_M_159</text:p>
          </table:table-cell>
          <table:table-cell table:style-name="ce18" office:value-type="string" calcext:value-type="string">
            <text:p>A red dwarf in the heart of the Moirai cluster.</text:p>
          </table:table-cell>
          <table:table-cell table:style-name="ce18" office:value-type="string" calcext:value-type="string">
            <text:p>Червоний карлик у самому серці кластеру Мойр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0" office:value-type="string" calcext:value-type="string">
            <text:p>DESC_STAR_MAIN_M_159_SYSTEM</text:p>
          </table:table-cell>
          <table:table-cell table:style-name="ce18" office:value-type="string" calcext:value-type="string">
            <text:p>A planetary system around the Spark A star.</text:p>
          </table:table-cell>
          <table:table-cell table:style-name="ce18" office:value-type="string" calcext:value-type="string">
            <text:p>Планетарна система зірки Спарк А.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GUI_COLOR</text:p>
          </table:table-cell>
          <table:table-cell table:style-name="ce22" office:value-type="string" calcext:value-type="string">
            <text:p>GUI color</text:p>
          </table:table-cell>
          <table:table-cell table:style-name="ce22" office:value-type="string" calcext:value-type="string">
            <text:p>Колір ГІК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GUI_COLOR_POWER</text:p>
          </table:table-cell>
          <table:table-cell table:style-name="ce22" office:value-type="string" calcext:value-type="string">
            <text:p>GUI color power</text:p>
          </table:table-cell>
          <table:table-cell table:style-name="ce22" office:value-type="string" calcext:value-type="string">
            <text:p>Інтенсивність </text:p>
            <text:p>кольору ГІК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AUTOPILOT</text:p>
          </table:table-cell>
          <table:table-cell table:style-name="ce22" office:value-type="string" calcext:value-type="string">
            <text:p>Autopilot</text:p>
          </table:table-cell>
          <table:table-cell table:style-name="ce22" office:value-type="string" calcext:value-type="string">
            <text:p>Автопілот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GUI_OPACITY</text:p>
          </table:table-cell>
          <table:table-cell table:style-name="ce22" office:value-type="string" calcext:value-type="string">
            <text:p>Change GUI opacity in game (click multiple times)</text:p>
          </table:table-cell>
          <table:table-cell table:style-name="ce22" office:value-type="string" calcext:value-type="string">
            <text:p>Змінити прозорість ГІК (в декілька кліків)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NAV_NEBULA</text:p>
          </table:table-cell>
          <table:table-cell table:style-name="ce22" office:value-type="string" calcext:value-type="string">
            <text:p>Navigation list: nebulas and constellations</text:p>
          </table:table-cell>
          <table:table-cell table:style-name="ce22" office:value-type="string" calcext:value-type="string">
            <text:p>Навігаційний список: туманності і сузір'я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NAV_OBJECT</text:p>
          </table:table-cell>
          <table:table-cell table:style-name="ce22" office:value-type="string" calcext:value-type="string">
            <text:p>Navigation list: structures and objects</text:p>
          </table:table-cell>
          <table:table-cell table:style-name="ce22" office:value-type="string" calcext:value-type="string">
            <text:p>Навігаційний список: структури і об'єкт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NAV_PLANET</text:p>
          </table:table-cell>
          <table:table-cell table:style-name="ce22" office:value-type="string" calcext:value-type="string">
            <text:p>Navigation list: planets</text:p>
          </table:table-cell>
          <table:table-cell table:style-name="ce22" office:value-type="string" calcext:value-type="string">
            <text:p>Навігаційний список: планет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NAV_STAR</text:p>
          </table:table-cell>
          <table:table-cell table:style-name="ce22" office:value-type="string" calcext:value-type="string">
            <text:p>Navigation list: stars</text:p>
          </table:table-cell>
          <table:table-cell table:style-name="ce22" office:value-type="string" calcext:value-type="string">
            <text:p>Навігаційний список: зірк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NAV_SYSTEM</text:p>
          </table:table-cell>
          <table:table-cell table:style-name="ce22" office:value-type="string" calcext:value-type="string">
            <text:p>Navigation list: star systems</text:p>
          </table:table-cell>
          <table:table-cell table:style-name="ce22" office:value-type="string" calcext:value-type="string">
            <text:p>Навігаційний список: зоряні систем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OPTIONS</text:p>
          </table:table-cell>
          <table:table-cell table:style-name="ce22" office:value-type="string" calcext:value-type="string">
            <text:p>Open options menu</text:p>
          </table:table-cell>
          <table:table-cell table:style-name="ce22" office:value-type="string" calcext:value-type="string">
            <text:p>Відкрити опції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SHIP</text:p>
          </table:table-cell>
          <table:table-cell table:style-name="ce22" office:value-type="string" calcext:value-type="string">
            <text:p>Ship menu (PLACEHOLDER)</text:p>
          </table:table-cell>
          <table:table-cell table:style-name="ce22" office:value-type="string" calcext:value-type="string">
            <text:p>Меню корабля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TARGET</text:p>
          </table:table-cell>
          <table:table-cell table:style-name="ce22" office:value-type="string" calcext:value-type="string">
            <text:p>Target (currently clears target only)</text:p>
          </table:table-cell>
          <table:table-cell table:style-name="ce22" office:value-type="string" calcext:value-type="string">
            <text:p>Ціль (наразі лише прибирає вибір цілі)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TURRET_CAMERA</text:p>
          </table:table-cell>
          <table:table-cell table:style-name="ce22" office:value-type="string" calcext:value-type="string">
            <text:p>Camera turret (orbit) mode</text:p>
          </table:table-cell>
          <table:table-cell table:style-name="ce22" office:value-type="string" calcext:value-type="string">
            <text:p>Режим турелі камер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SCREEN_RES</text:p>
          </table:table-cell>
          <table:table-cell table:style-name="ce22" office:value-type="string" calcext:value-type="string">
            <text:p>3D quality</text:p>
          </table:table-cell>
          <table:table-cell table:style-name="ce22" office:value-type="string" calcext:value-type="string">
            <text:p>Якість 3D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2" table:visibility="filter">
          <table:table-cell table:style-name="ce15" office:value-type="string" calcext:value-type="string">
            <text:p>LABEL_START_CONFIRM</text:p>
          </table:table-cell>
          <table:table-cell table:style-name="ce22" office:value-type="string" calcext:value-type="string">
            <text:p>Do you want to start a new game?</text:p>
          </table:table-cell>
          <table:table-cell table:style-name="ce22" office:value-type="string" calcext:value-type="string">
            <text:p>Ви бажаєте розпочати нову гру?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START_PROMPT</text:p>
          </table:table-cell>
          <table:table-cell table:style-name="ce22" office:value-type="string" calcext:value-type="string">
            <text:p>Select GUI mode depending on your device</text:p>
          </table:table-cell>
          <table:table-cell table:style-name="ce22" office:value-type="string" calcext:value-type="string">
            <text:p>Оберіть ГІК в залежності від вашого пристрою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4</text:p>
          </table:table-cell>
          <table:table-cell table:style-name="ce19" office:value-type="string" calcext:value-type="string">
            <text:p>Star Viakata A</text:p>
          </table:table-cell>
          <table:table-cell table:style-name="ce19" office:value-type="string" calcext:value-type="string">
            <text:p>Зірка Віаката 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4_PLANET_0</text:p>
          </table:table-cell>
          <table:table-cell table:style-name="ce19" office:value-type="string" calcext:value-type="string">
            <text:p>Planet Viakata a</text:p>
          </table:table-cell>
          <table:table-cell table:style-name="ce19" office:value-type="string" calcext:value-type="string">
            <text:p>Планета Віаката 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4_PLANET_1</text:p>
          </table:table-cell>
          <table:table-cell table:style-name="ce19" office:value-type="string" calcext:value-type="string">
            <text:p>Planet Viakata b</text:p>
          </table:table-cell>
          <table:table-cell table:style-name="ce19" office:value-type="string" calcext:value-type="string">
            <text:p>Планета Віаката b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4_SYSTEM</text:p>
          </table:table-cell>
          <table:table-cell table:style-name="ce19" office:value-type="string" calcext:value-type="string">
            <text:p>System Viakata</text:p>
          </table:table-cell>
          <table:table-cell table:style-name="ce19" office:value-type="string" calcext:value-type="string">
            <text:p>Система Віакат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 office:value-type="string" calcext:value-type="string">
            <text:p>NAME_STAR_A7_1</text:p>
          </table:table-cell>
          <table:table-cell table:style-name="ce19" office:value-type="string" calcext:value-type="string">
            <text:p>Equberan A star</text:p>
          </table:table-cell>
          <table:table-cell table:style-name="ce19" office:value-type="string" calcext:value-type="string">
            <text:p><text:span text:style-name="T1">Зірка </text:span>Екуберан 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 office:value-type="string" calcext:value-type="string">
            <text:p>NAME_STAR_A7_1_SYSTEM</text:p>
          </table:table-cell>
          <table:table-cell table:style-name="ce19" office:value-type="string" calcext:value-type="string">
            <text:p>Equberan system</text:p>
          </table:table-cell>
          <table:table-cell table:style-name="ce19" office:value-type="string" calcext:value-type="string">
            <text:p>Система Екуберан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 office:value-type="string" calcext:value-type="string">
            <text:p>NAME_STAR_B7_0</text:p>
          </table:table-cell>
          <table:table-cell table:style-name="ce19" office:value-type="string" calcext:value-type="string">
            <text:p>Victory A star</text:p>
          </table:table-cell>
          <table:table-cell table:style-name="ce19" office:value-type="string" calcext:value-type="string">
            <text:p><text:span text:style-name="T1">Зірка </text:span>Вікторі 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 office:value-type="string" calcext:value-type="string">
            <text:p>NAME_STAR_B7_0_PLANET_0</text:p>
          </table:table-cell>
          <table:table-cell table:style-name="ce19" office:value-type="string" calcext:value-type="string">
            <text:p>Victory b planet</text:p>
          </table:table-cell>
          <table:table-cell table:style-name="ce19" office:value-type="string" calcext:value-type="string">
            <text:p>Вікторі b планета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2" table:visibility="filter">
          <table:table-cell table:style-name="ce12" office:value-type="string" calcext:value-type="string">
            <text:p>NAME_STAR_B7_0_SYSTEM</text:p>
          </table:table-cell>
          <table:table-cell table:style-name="ce19" office:value-type="string" calcext:value-type="string">
            <text:p>Victory system</text:p>
          </table:table-cell>
          <table:table-cell table:style-name="ce19" office:value-type="string" calcext:value-type="string">
            <text:p>Система Вікторі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 office:value-type="string" calcext:value-type="string">
            <text:p>NAME_STAR_G8_0_1</text:p>
          </table:table-cell>
          <table:table-cell table:style-name="ce19" office:value-type="string" calcext:value-type="string">
            <text:p>Victory B star</text:p>
          </table:table-cell>
          <table:table-cell table:style-name="ce19" office:value-type="string" calcext:value-type="string">
            <text:p><text:span text:style-name="T1">Зірка </text:span>Вікторі B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TEST_LOCALE_LOADED</text:p>
          </table:table-cell>
          <table:table-cell table:style-name="ce17" office:value-type="string" calcext:value-type="string">
            <text:p>English locale successfully loaded.</text:p>
          </table:table-cell>
          <table:table-cell table:style-name="ce17" office:value-type="string" calcext:value-type="string">
            <text:p>Українська локалізація успішно завантажена.</text:p>
          </table:table-cell>
          <table:table-cell table:style-name="ce17" office:value-type="string" calcext:value-type="string">
            <text:p>misc</text:p>
          </table:table-cell>
          <table:table-cell table:number-columns-repeated="1020"/>
        </table:table-row>
        <table:table-row table:style-name="ro1" table:visibility="filter">
          <table:table-cell table:style-name="ce12"/>
          <table:table-cell table:style-name="ce19" table:number-columns-repeated="2"/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12"/>
          <table:table-cell table:style-name="ce19" table:number-columns-repeated="2"/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lations.A1:Translations.D54" table:display-filter-buttons="true">
          <table:filter>
            <table:filter-and>
              <table:filter-condition table:value="DESC_STAR_4" table:operator="=" table:field-number="0">
                <table:filter-set-item table:value="DESC_STAR_4"/>
                <table:filter-set-item table:value="DESC_STAR_4_SYSTEM"/>
                <table:filter-set-item table:value="NAME_STAR_4"/>
                <table:filter-set-item table:value="NAME_STAR_4_SYSTEM"/>
              </table:filter-condition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uk" fo:country="U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3">
      <number:number number:decimal-places="5" number:min-decimal-places="5" number:min-integer-digits="1"/>
      <number:text>%</number:text>
    </number:percentage-style>
    <number:number-style style:name="N122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1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5T00:49:17.799307567</dc:date>
    <meta:editing-duration>P2DT3H9M28S</meta:editing-duration>
    <meta:editing-cycles>88</meta:editing-cycles>
    <meta:generator>LibreOffice/7.4.5.1$Linux_X86_64 LibreOffice_project/9c0871452b3918c1019dde9bfac75448afc4b57f</meta:generator>
    <meta:document-statistic meta:table-count="1" meta:cell-count="210" meta:object-count="0"/>
  </office:meta>
</office:document-meta>
</file>